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Georgia" fo:font-size="10.5pt" style:font-size-asian="10.5pt" style:font-size-complex="10.5pt"/>
    </style:style>
    <style:style style:name="P2" style:family="paragraph" style:parent-style-name="Standard">
      <style:paragraph-properties fo:text-align="center" style:justify-single-word="false"/>
      <style:text-properties style:font-name="Georgia" fo:font-size="10.5pt" style:font-size-asian="10.5pt" style:font-size-complex="10.5pt"/>
    </style:style>
    <style:style style:name="P3" style:family="paragraph" style:parent-style-name="Standard" style:master-page-name="Standard">
      <style:paragraph-properties fo:text-align="center" style:justify-single-word="false" style:page-number="auto"/>
      <style:text-properties style:font-name="Georgia" fo:font-size="14pt" style:font-size-asian="14pt" style:font-size-complex="14pt"/>
    </style:style>
    <style:style style:name="T1" style:family="text">
      <style:text-properties fo:font-weight="bold" style:font-weight-asian="bold" style:font-weight-complex="bold"/>
    </style:style>
    <style:style style:name="T2" style:family="text">
      <style:text-properties style:text-position="super 58%"/>
    </style:style>
    <style:style style:name="T3" style:family="text">
      <style:text-properties style:text-underline-style="solid" style:text-underline-width="auto" style:text-underline-color="font-color"/>
    </style:style>
    <style:style style:name="T4" style:family="text">
      <style:text-properties style:text-underline-style="solid" style:text-underline-width="auto" style:text-underline-color="font-color" fo:font-weight="bold" style:font-weight-asian="bold" style:font-weight-complex="bold"/>
    </style:style>
    <style:style style:name="T5" style:family="text">
      <style:text-properties fo:color="#800000"/>
    </style:style>
    <style:style style:name="T6" style:family="text">
      <style:text-properties fo:color="#ffcc99"/>
    </style:style>
    <style:style style:name="T7" style:family="text">
      <style:text-properties fo:color="#ff8080"/>
    </style:style>
    <style:style style:name="T8" style:family="text">
      <style:text-properties fo:color="#cc0000"/>
    </style:style>
    <style:style style:name="T9" style:family="text">
      <style:text-properties fo:color="#cc0000" fo:font-size="12pt" style:font-size-asian="12pt" style:font-size-complex="12pt"/>
    </style:style>
    <style:style style:name="T10" style:family="text">
      <style:text-properties fo:color="#000000" fo:font-size="12pt" style:font-size-asian="12pt" style:font-size-complex="12pt"/>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he Two Commandments</text:p>
      <text:p text:style-name="P2"/>
      <text:p text:style-name="P1"><text:span text:style-name="T1">Read:</text:span> Luke 10:25-37</text:p>
      <text:p text:style-name="P1"><text:s/></text:p>
      <text:p text:style-name="P1"><text:span text:style-name="T1">Text:</text:span> Matthew 22: 37-39 “Jesus said unto him, Thou shalt love the Lord thy God with all thy heart, and with all thy soul, and with all thy mind. This is the first and great commandment. And the second is like unto it, Thou shalt love thy neighbor as thyself.”</text:p>
      <text:p text:style-name="P1"/>
      <text:p text:style-name="P1"><text:span text:style-name="T1">Introduction:</text:span> Jesus was asked a question: “Master, what shall I do to inherit eternal life?” Jesus answered with a question: “What is written in the law?” The lawyer answered with the 11<text:span text:style-name="T2">th</text:span> and 12<text:span text:style-name="T2">th</text:span> commandments: “Thou shalt love the Lord thy God with all thy heart, and with all thy soul, and with all thy mind” &amp; “Thou shalt love thy neighbor as thyself.” Actually these two commandments are the condensed version of the ten commandments.</text:p>
      <text:p text:style-name="P1"><text:s text:c="2"/>I want to talk about the men that Jesus used to demonstrate the keeping of these commandments.</text:p>
      <text:p text:style-name="P1"/>
      <text:p text:style-name="P1"><text:span text:style-name="T1">I. An unworthy man:</text:span> The Samaritans were not hated: they were held in contempt. They were the descendants of the tribes that took their inheritance on the other side of the Jordan River. These people have been the subject of sermons that condemn them for settling for less than all that God wanted to give them. Their sin was that they inter-married with their heathen neighbors. They were called half-breeds by the other Jewish tribes. The accepted practice when a Jew passed a Samaritan on the road was to walk on the other side and look away. The victim in the story is a Jew who is robbed and beaten. As he lays dying on the side of the road he is ignored by a pastor and song leader. They pass by and look the other way. <text:s/>This man is unworthy of their compassion.</text:p>
      <text:p text:style-name="P1"/>
      <text:p text:style-name="P1"><text:span text:style-name="T1">II. A foolish man:</text:span> This man was traveling alone on a dangerous road. The dangers of robbers and thieves on this road were well known and well published. To make this journey alone is a very unwise decision. For one to complete this trip alone was to be viewed as brave but foolish. Even soldiers went in groups as they traveled this road. If you found a man alone and beaten you might be correct to assume that he was not a wise man. It is a small step from that assumption to the assumption that he deserved to be robbed and beaten.</text:p>
      <text:p text:style-name="P1"/>
      <text:p text:style-name="P1"><text:span text:style-name="T1">III. A man headed in the wrong direction:</text:span> this man was going down from Jerusalem (the city of God) to Jericho (A cursed place) Joshua pronounced a curse on anyone who would rebuild this city (6:26). He was going from a city of promise to a city of his enemies. To move from Jerusalem to Jericho might indicate that you had lost income and were moving to cheaper rent. It would certainly indicate that you were associating with people who were a step down on the social ladder. </text:p>
      <text:p text:style-name="P1"/>
      <text:p text:style-name="P1"><text:span text:style-name="T1">IV. A helpless man:</text:span> after he was attacked, beaten, robbed, and left for dead he was helpless. This man is incapable of doing anything for himself. To say that he is helpless is not to indicate that he cannot be helped but it is to say that without help from someone else he cannot survive. He is in desperate need of someone…anyone to stop by and lend him a hand. His needs are severe but not beyond the ability of one who will care enough to stop and lend a hand.</text:p>
      <text:p text:style-name="P1"/>
      <text:p text:style-name="P1"><text:span text:style-name="T1">V. A Caring Traveler:</text:span> After, two men who we would expect to show compassion, ignore him, a Samaritan comes down the road. He could expect no help from this half-breed. His best opportunity for help had already passed by. He now resigns himself to die. Wait: “Is the Samaritan stopping? There is nothing left to steal. Why would he stop?” I love the way that the King James breaks this down. First it says that he “he saw him.” The scriptures leave us with the impression that the priest and Levite saw him; so how is the Samaritan different? This indicates that he looked beyond just noticing a body. He <text:span text:style-name="T3">saw</text:span> him and “he had compas-sion.” There is a dearth of compassion in the church today. The church leaders were able to look the other way and go on. Perhaps they saw a man who is unworthy, foolish, going the wrong way, and helpless. This Samaritan knows that he is held in contempt by most Jews but he doesn’t see a Jew. <text:span text:style-name="T3">He sees a need</text:span>. He then goes to him, binds up his wounds, sets him on his own beast, and takes him to a place to be healed. And he pays for it from his own billfold. </text:p>
      <text:p text:style-name="P1"/>
      <text:p text:style-name="P1"><text:span text:style-name="T1">Conclude:</text:span> Jesus tells the lawyer about the 11<text:span text:style-name="T2">th</text:span> and 12<text:span text:style-name="T2">th</text:span> commandments they are: “Thou shalt love the Lord thy God with all thy heart, and with all thy soul, and with all thy mind” &amp; “Thou shalt love thy neighbor as thyself.” Then he tells this story which emphasizes loving your neighbor. He doesn’t stress the first one at all. Doesn’t that seem strange? <text:span text:style-name="T4">WHY DOESN'T <text:s/>HE TELL HIM TO LOVE THE LORD THY GOD FIRST?</text:span></text:p>
      <text:p text:style-name="P1"><text:s text:c="2"/><text:span text:style-name="T10">It is in loving our neighbor that we demonstrate our love for Go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Default_20_Paragraph_20_Font" style:display-name="Default Paragraph Font" style:family="text"/>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11in" fo:page-height="8.5in" style:num-format="1" style:print-orientation="landscape"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columns fo:column-count="2" fo:column-gap="0.4917in">
          <style:column-sep style:width="0.0008in" style:color="#000000" style:height="100%"/>
          <style:column style:rel-width="32767*" fo:start-indent="0in" fo:end-indent="0.2457in"/>
          <style:column style:rel-width="32767*" fo:start-indent="0.2457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The Two Commandments</dc:title>
    <meta:initial-creator>Joel Tice</meta:initial-creator>
    <meta:creation-date>2007-11-03T22:27:00</meta:creation-date>
    <dc:creator>Joel Tice</dc:creator>
    <dc:date>2020-01-15T17:40:48</dc:date>
    <meta:editing-cycles>4</meta:editing-cycles>
    <meta:editing-duration>PT7H8M</meta:editing-duration>
    <meta:document-statistic meta:table-count="0" meta:image-count="0" meta:object-count="0" meta:page-count="1" meta:paragraph-count="13" meta:word-count="873" meta:character-count="4646"/>
    <meta:generator>OpenOffice/4.1.3$Win32 OpenOffice.org_project/413m1$Build-9783</meta:generator>
  </office:meta>
</office:document-meta>
</file>